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67044"/>
    </style:style>
    <style:style style:name="P2" style:family="paragraph" style:parent-style-name="Standard">
      <style:paragraph-properties fo:text-align="justify" style:justify-single-word="false"/>
      <style:text-properties officeooo:rsid="000587cb" officeooo:paragraph-rsid="000587cb"/>
    </style:style>
    <style:style style:name="P3" style:family="paragraph" style:parent-style-name="Standard">
      <style:paragraph-properties fo:text-align="justify" style:justify-single-word="false"/>
      <style:text-properties officeooo:rsid="00115ade" officeooo:paragraph-rsid="00115ade"/>
    </style:style>
    <style:style style:name="P4" style:family="paragraph" style:parent-style-name="Standard" style:list-style-name="L1">
      <style:paragraph-properties fo:text-align="justify" style:justify-single-word="false"/>
    </style:style>
    <style:style style:name="P5" style:family="paragraph" style:parent-style-name="Standard">
      <style:paragraph-properties fo:text-align="end" style:justify-single-word="false"/>
      <style:text-properties fo:language="es" fo:country="ES" officeooo:rsid="00115ade" officeooo:paragraph-rsid="00115ade"/>
    </style:style>
    <style:style style:name="P6" style:family="paragraph" style:parent-style-name="Standard">
      <style:paragraph-properties fo:text-align="justify" style:justify-single-word="false"/>
      <style:text-properties fo:language="es" fo:country="ES" officeooo:rsid="00115ade" officeooo:paragraph-rsid="00115ade"/>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list-style-name="L1">
      <style:paragraph-properties fo:text-align="justify" style:justify-single-word="false"/>
      <style:text-properties fo:language="es" fo:country="ES"/>
    </style:style>
    <style:style style:name="P9" style:family="paragraph" style:parent-style-name="Standard" style:list-style-name="L1">
      <style:paragraph-properties fo:text-align="justify" style:justify-single-word="false"/>
      <style:text-properties fo:language="es" fo:country="ES" officeooo:paragraph-rsid="0006c0a5"/>
    </style:style>
    <style:style style:name="P10" style:family="paragraph" style:parent-style-name="Standard">
      <style:paragraph-properties fo:text-align="justify" style:justify-single-word="false"/>
      <style:text-properties fo:language="es" fo:country="ES" officeooo:paragraph-rsid="00067044"/>
    </style:style>
    <style:style style:name="P11" style:family="paragraph" style:parent-style-name="Standard">
      <style:paragraph-properties fo:text-align="justify" style:justify-single-word="false"/>
      <style:text-properties fo:language="es" fo:country="ES" officeooo:paragraph-rsid="00115ade"/>
    </style:style>
    <style:style style:name="P12" style:family="paragraph" style:parent-style-name="Standard">
      <style:paragraph-properties fo:text-align="center" style:justify-single-word="false"/>
      <style:text-properties fo:language="es" fo:country="ES"/>
    </style:style>
    <style:style style:name="P13" style:family="paragraph" style:parent-style-name="Standard" style:list-style-name="L1">
      <style:paragraph-properties fo:text-align="justify" style:justify-single-word="false"/>
      <style:text-properties fo:language="es" fo:country="ES" officeooo:rsid="0006c0a5" officeooo:paragraph-rsid="0006c0a5"/>
    </style:style>
    <style:style style:name="P14" style:family="paragraph" style:parent-style-name="Standard">
      <style:paragraph-properties fo:text-align="justify" style:justify-single-word="false"/>
      <style:text-properties fo:language="es" fo:country="ES" officeooo:rsid="000c19e2" officeooo:paragraph-rsid="000c19e2"/>
    </style:style>
    <style:style style:name="P15" style:family="paragraph" style:parent-style-name="Standard">
      <style:paragraph-properties fo:text-align="justify" style:justify-single-word="false"/>
      <style:text-properties fo:language="es" fo:country="ES" officeooo:rsid="000da893" officeooo:paragraph-rsid="000da893"/>
    </style:style>
    <style:style style:name="P16" style:family="paragraph" style:parent-style-name="Standard">
      <style:paragraph-properties fo:text-align="justify" style:justify-single-word="false"/>
      <style:text-properties fo:language="es" fo:country="ES" officeooo:rsid="000efc92" officeooo:paragraph-rsid="000efc92"/>
    </style:style>
    <style:style style:name="T1" style:family="text">
      <style:text-properties officeooo:rsid="000587cb"/>
    </style:style>
    <style:style style:name="T2" style:family="text">
      <style:text-properties officeooo:rsid="00067044"/>
    </style:style>
    <style:style style:name="T3" style:family="text">
      <style:text-properties officeooo:rsid="0006c0a5"/>
    </style:style>
    <style:style style:name="T4" style:family="text">
      <style:text-properties officeooo:rsid="0008c584"/>
    </style:style>
    <style:style style:name="T5" style:family="text">
      <style:text-properties officeooo:rsid="001019d0"/>
    </style:style>
    <style:style style:name="T6" style:family="text">
      <style:text-properties officeooo:rsid="00115ade"/>
    </style:style>
    <style:style style:name="T7" style:family="text">
      <style:text-properties officeooo:rsid="0011ae79"/>
    </style:style>
    <style:style style:name="T8" style:family="text">
      <style:text-properties fo:language="es" fo:country="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acas, 07 de agosto de 2015</text:p>
      <text:p text:style-name="P7"/>
      <text:p text:style-name="P7"/>
      <text:p text:style-name="P12">Informe Desarrollo de Módulos presupuestarios SIGEFIRRHH</text:p>
      <text:p text:style-name="P7"/>
      <text:p text:style-name="P7"/>
      <text:p text:style-name="P12">Introducción</text:p>
      <text:p text:style-name="P7"/>
      <text:p text:style-name="P7">El siguiente informe tiene como finalidad dar una reseña del trabajo realizado entre el mes de enero y julio del presente año.</text:p>
      <text:p text:style-name="P7"/>
      <text:p text:style-name="P7">Aunque mi incorporacion formal a DIGEMAFE fue a partir del 01 de enero entre noviembre y diciembre de 2014 se realizó un trabajo de levantamiento de información y reuniones con el personal de la ONCOP con el fin de evaluar los requerimientos e insumos disponibles para el desarrollo de la nueva interfaz entre el SIGECOF y <text:s/>SIGEFIRRHH, <text:span text:style-name="T4">el resultado de las reuniones fueron los casos de uso elaborados conjuntamente por el personal de DIGEMAFE y la ONCOP en los cuales se refleja en detalle el proceso de registro del gasto presupuestario;COMPROMISO-CAUSADO-PAGO, incluyendo los requerimientos previos como el registro de <text:s/>las estructuras presupuestarias y financieras, así como el registro del cuentadante y muy importante análisis y adaptación al flujo de trabajo del SIGECOF.</text:span></text:p>
      <text:p text:style-name="P7"/>
      <text:p text:style-name="P7">Dada la premura por obtener resultados se optó por aplicar una metodología de desarrollo ágil mediante la cual se harían los desarrollos a medida que se evaluaban los requerimientos, dada la naturaleza del proceso del registro del gasto presupuestario que refleja tres pasos dependientes (Compromiso-Causado-Pago) para poder evalua<text:span text:style-name="T7">r</text:span> resultados se necesitaban los servicios web dado que serían estos los que realmente harían la transferencia de información entre los dos sistemas señalados al no estar listos se optó por simular los servicios web para poder continuar con los desarrollos.</text:p>
      <text:p text:style-name="P7"/>
      <text:p text:style-name="P7">Se tomó como base para el desarrollo para la nueva aplicación un sistema previamente desarrollado utilizando Struts 1.3 en la capa de presentación, Ibatis 2 en la capa de persistencia sin utilizar una fachada o delegación dado que paralelamente se evaluarían tecnologías nuevas para la reingeniería del SIGEFIRRHH con una arquitectura basada en la mejores prácticas de desarrollo de software, hasta el momento la prioridad es el funcionamiento, el resultado del nuevo desarrollo se integraría al SIGEFIRRHH original como un jar que se agregaría a la carpeta de librerias solo debiendo agregar las nuevas opciones de menú, pero utilizando las mismas validaciones de sesión incorporadas en el SIGEFIRRHH, la principal ventaja de esta metodología sería que el sistema original quedaría intacto y todos los nuevos módulos serían practicamente independientes incluso en las pruebas.</text:p>
      <text:p text:style-name="P7"/>
      <text:p text:style-name="P7"/>
      <text:p text:style-name="P7">Aspectos Técnicos</text:p>
      <text:p text:style-name="P7"/>
      <text:p text:style-name="P7">IDE: Eclipse Luna.</text:p>
      <text:p text:style-name="P7"/>
      <text:p text:style-name="P7">Capa de presentacion: Struts 1.3</text:p>
      <text:p text:style-name="P7"/>
      <text:p text:style-name="P7">El sistema esta desarrollado de forma que los action de Struts manajen directamente las peticiones get-post estandar o por Ajax, al no tener un framework facade en los actions se maneja directamente el acceso a la capa de persistencia, funcional para sistemas pequeños.</text:p>
      <text:p text:style-name="P7"/>
      <text:p text:style-name="P7">La capa web o vista se ha realizado siguiendo especificaciones SIGEFIRRHH aunque utilizando <text:soft-page-break/>etiquetas propias de struts, los archivos javascripts y css estan contenidos en carpetas con las mismas rutas relativas con el fin de aumentar la compatibilidad.</text:p>
      <text:p text:style-name="P7"/>
      <text:p text:style-name="P7">Capa de persistencia: Ibatis 2.3.4</text:p>
      <text:p text:style-name="P7"/>
      <text:p text:style-name="P7">Los objetos de la capa de persistencia se han generado con el asistente Ibator el cual crea en paquetes predefinidos: una interface, una implementación y un xml de abstracción por cada tabla en la base de datos.</text:p>
      <text:p text:style-name="P7"/>
      <text:p text:style-name="P7">Generador de objetos DAO: Ibator</text:p>
      <text:p text:style-name="P7">Workspace: /opt/proyecto/</text:p>
      <text:p text:style-name="P7">Ruta del proyecto: /opt/proyecto/sigefirrhh</text:p>
      <text:p text:style-name="P7"/>
      <text:p text:style-name="P2"><text:span text:style-name="T8">Base de Datos: </text:span><text:span text:style-name="Emphasis"><text:span text:style-name="T8">PostgreSQL version 9</text:span></text:span></text:p>
      <text:p text:style-name="P7"/>
      <text:p text:style-name="P7">Pasos para <text:span text:style-name="T1">integrar módulos presupuestarios a SIGEFIRRHH se deben correr dos procesos secuenciales en los proyectos original y nuevo </text:span>:</text:p>
      <text:p text:style-name="P7"/>
      <text:list xml:id="list5088915211594059141" text:style-name="L1">
        <text:list-item>
          <text:p text:style-name="P8"><text:span text:style-name="T3">En el proyecto nuevo s</text:span>e debe generar un jar contenedor de todas las clases <text:span text:style-name="T1">y paquetes de los nuevos modulos </text:span>que no estén en SIGEFIRRHH <text:span text:style-name="T1">original o sea en caso de querer validar la compatibilidad de las nuevas clases con el sigefirrhh</text:span> original <text:span text:style-name="T1">y se copian clases al proyecto de trabajo actual estas no deben ser incluidas en el jar a crear</text:span>. <text:span text:style-name="T3">Se ha</text:span>ce click derecho en la carpeta src del proyecto, se selecciona <text:span text:style-name="T3">exportar, seleccionar Java -&gt; JAR file, </text:span>luego se desmarcan los siguientes paquetes: sigefirrhh.base.estructura, sigefirrhh.base.ubicacion, sigefirrhh.login, dentro del paquete sigefirrhh.sistema solo se deben marcar EscribirArchivo.java, ExcepcionSigefirrhh.java y ValidadorSesion.java. Este archivo <text:span text:style-name="T2">se debe copiar en la ruta donde se despliegue el war de SIGEFIRRHH por defecto el instalador lo ubica en: “/web/apache-tomcat-5.5.27/webapps/sigefirrhh/WEB-INF/lib/”.</text:span></text:p>
          <text:p text:style-name="P9"/>
        </text:list-item>
        <text:list-item>
          <text:p text:style-name="P13">En el proyecto original se debe correr el ant “build_copiar_archivos_sgf2.xml”, este proceso copiará las dependencias del proyecto nuevo al original.</text:p>
          <text:p text:style-name="P9"/>
        </text:list-item>
      </text:list>
      <text:p text:style-name="P10"/>
      <text:p text:style-name="P14">Estatus Actual</text:p>
      <text:p text:style-name="P14"/>
      <text:p text:style-name="P15">Arquitectura del nuevo proyecto al 90% el 10% restante corresponde a la integracion y prueba <text:s/>con los Web Services.</text:p>
      <text:p text:style-name="P15"/>
      <text:p text:style-name="P16">Se creo un nuevo menu que <text:span text:style-name="T5">dinamicamente evalua las opciones o procesos que tiene asociado el rol del usuario es decir que ya no apareceran todas las opciones sino solo las que tiene permiso.</text:span></text:p>
      <text:p text:style-name="P16"/>
      <text:p text:style-name="P6">Se elaboró la arquitectura de la aplicación probada al 90% con data simulada para el registro del compromiso y regularización de compromiso solo falta integrar Web Services.</text:p>
      <text:p text:style-name="P6"/>
      <text:p text:style-name="P11"><text:span text:style-name="T6">Se eleboró arquitectura para los puntos de decision de todas las aplicaciones solo falta integrar Web Ser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3T10:27:59</meta:creation-date>
    <dc:date>2015-08-07T09:23:17.309950696</dc:date>
    <meta:editing-duration>P1DT12H31M31S</meta:editing-duration>
    <meta:editing-cycles>4</meta:editing-cycles>
    <meta:generator>LibreOffice/4.2.8.2$Linux_X86_64 LibreOffice_project/420m0$Build-2</meta:generator>
    <meta:document-statistic meta:table-count="0" meta:image-count="0" meta:object-count="0" meta:page-count="2" meta:paragraph-count="26" meta:word-count="793" meta:character-count="5196" meta:non-whitespace-character-count="4428"/>
  </office:meta>
</office:document-meta>
</file>